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language="fr" fo:country="FR" style:font-size-asian="16pt" style:font-size-complex="16pt"/>
    </style:style>
    <style:style style:name="P4" style:family="paragraph" style:parent-style-name="Standard">
      <style:paragraph-properties fo:text-align="start" style:justify-single-word="false"/>
      <style:text-properties fo:font-size="16pt" fo:language="en" fo:country="US" style:font-size-asian="16pt" style:font-size-complex="16pt"/>
    </style:style>
    <style:style style:name="P5" style:family="paragraph" style:parent-style-name="Standard">
      <style:paragraph-properties fo:text-align="end" style:justify-single-word="false"/>
      <style:text-properties fo:font-size="18pt" fo:language="en" fo:country="US" style:font-size-asian="18pt" style:font-size-complex="18pt"/>
    </style:style>
    <style:style style:name="P6" style:family="paragraph" style:parent-style-name="Standard">
      <style:paragraph-properties fo:text-align="end" style:justify-single-word="false"/>
      <style:text-properties fo:font-size="15pt" fo:language="en" fo:country="US" style:font-size-asian="13.1000003814697pt" style:font-size-complex="15pt"/>
    </style:style>
    <style:style style:name="P7" style:family="paragraph" style:parent-style-name="Standard">
      <style:paragraph-properties fo:text-align="start" style:justify-single-word="false"/>
      <style:text-properties fo:font-size="15pt" fo:language="fr" fo:country="FR" style:font-size-asian="13.1000003814697pt" style:font-size-complex="15pt"/>
    </style:style>
    <style:style style:name="P8" style:family="paragraph" style:parent-style-name="Standard">
      <style:paragraph-properties fo:text-align="start" style:justify-single-word="false"/>
      <style:text-properties fo:font-size="16pt" fo:language="fr" fo:country="FR" style:font-size-asian="16pt" style:font-size-complex="16pt"/>
    </style:style>
    <style:style style:name="P9" style:family="paragraph" style:parent-style-name="Standard">
      <style:paragraph-properties fo:text-align="start" style:justify-single-word="false"/>
      <style:text-properties fo:font-size="16pt" fo:language="fr" fo:country="FR" style:font-size-asian="16pt" style:language-asian="ko" style:country-asian="KR" style:font-size-complex="16pt"/>
    </style:style>
    <style:style style:name="P10" style:family="paragraph" style:parent-style-name="Standard">
      <style:paragraph-properties fo:text-align="end" style:justify-single-word="false"/>
      <style:text-properties fo:font-size="16pt" fo:language="en" fo:country="US" style:font-size-asian="16pt" style:font-size-complex="16pt"/>
    </style:style>
    <style:style style:name="P11" style:family="paragraph" style:parent-style-name="Standard">
      <style:text-properties fo:font-size="16pt" style:font-size-asian="16pt" style:font-size-complex="16pt"/>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text-properties fo:font-size="16pt" style:text-underline-style="none" style:font-size-asian="16pt" style:font-size-complex="16pt"/>
    </style:style>
    <style:style style:name="T1" style:family="text">
      <style:text-properties fo:language="en" fo:country="US"/>
    </style:style>
    <style:style style:name="T2" style:family="text">
      <style:text-properties fo:language="en" fo:country="US" style:language-asian="ko" style:country-asian="KR"/>
    </style:style>
    <style:style style:name="T3" style:family="text">
      <style:text-properties fo:language="fr" fo:country="FR"/>
    </style:style>
    <style:style style:name="T4" style:family="text">
      <style:text-properties fo:language="fr" fo:country="FR" style:language-asian="ko" style:country-asian="KR"/>
    </style:style>
    <style:style style:name="T5" style:family="text">
      <style:text-properties style:language-asian="ko" style:country-asian="KR"/>
    </style:style>
    <style:style style:name="T6" style:family="text">
      <style:text-properties fo:language="en" fo:country="GB"/>
    </style:style>
    <style:style style:name="T7"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text:span text:style-name="T1">BAC ISN</text:span></text:p>
      <text:p text:style-name="P5"><text:span text:style-name="T7">JEONG Mu Geun</text:span></text:p>
      <text:p text:style-name="P10">BLANCHARD Elliot</text:p>
      <text:p text:style-name="P10">TS2</text:p>
      <text:p text:style-name="P6"/>
      <text:p text:style-name="P2"><text:span text:style-name="T1">La </text:span><text:span text:style-name="T3">démarche :</text:span></text:p>
      <text:p text:style-name="P3"/>
      <text:p text:style-name="P3">Au début nous avons réfléchi sur notre projet de bac, et nous avons décidé de développé un programme que nous avons déjà réalisé pendant notre séance de mini-projet qui est de lancer la balle. Il s’agit un jeux qui lance la balle à partir d’un endroit précis, et de faire atteindre la balle jusqu’à le but comme un panier de basket ou une cible.</text:p>
      <text:p text:style-name="P3">Nous l’avons développé en ajoutant plus de condition, surtout un moteur physique qui est la gravité <text:span text:style-name="T1">et les mouvements et les forces</text:span>, donc nous avons introduit les différents cartes bien adapter les différents condition de jeux par exemple : l’espace, sous l’eau.</text:p>
      <text:p text:style-name="P3">Vu <text:span text:style-name="T5">que nous utilisons surtout la facteur gravité nous l'avons nommé « Graviballs ».</text:span></text:p>
      <text:p text:style-name="P3"/>
      <text:p text:style-name="P4">Le travail :</text:p>
      <text:p text:style-name="P3"/>
      <text:p text:style-name="P3">Nous avons divisé les différents parties à travailler, pour <text:span text:style-name="T6">la facilité</text:span> et <text:span text:style-name="T6">la</text:span> rapidité du travail, Elliot a travaillé sur tout ce qui est les algorithmes et les équations et moi, j’ai occupé les parties graphiques.</text:p>
      <text:p text:style-name="P3">Les parties d’algorithmes et les équation <text:span text:style-name="T6">étaient</text:span> beaucoup plus compliquer <text:span text:style-name="T1">par ra</text:span>pport les parties graphique car il fallait utilisé les aspects physique <text:span text:style-name="T6">comme vitesse,position,</text:span>etc. Donc sur les points plus compliquer à faire nous avons travaillé ensemble pour régler ce problème <text:span text:style-name="T6">le </text:span>plus vite possible pour passer à l’étape suivant.</text:p>
      <text:p text:style-name="P4"/>
      <text:p text:style-name="P3">Pour réaliser notre projet nous avons utilisé le logiciel Processing 3.0 qui est plus facile à interpréter que python, avec Processing nous avons plus de facilité au niveau de la réalisation des graphiques.</text:p>
      <text:p text:style-name="P3">Pour réaliser les aspects graphique, j’ai utilisé les outils géométrique pour créer les obstacle<text:span text:style-name="T1">s</text:span> et des environnements. Je les ai créé tout en forme de cercle car nous pouvions faire les rebonds que sur les cercles donc j’ai essayer d’adapter le travail de Elliot pour facilité de <text:span text:style-name="T5">l'adaptation</text:span> d<text:span text:style-name="T6">u</text:span> travail lorsque nous <text:span text:style-name="T6">les</text:span> <text:span text:style-name="T6">avons mis </text:span>en commun.</text:p>
      <text:p text:style-name="P3"><text:soft-page-break/>Donc j’ai réfléchi sur les cartes que nous pouvons utilisé majoritairement les cercles alors j’ai choisi l’espace et sous l’eau qui ont les différents gravité.</text:p>
      <text:p text:style-name="P3">J’ai appliqué les moteurs physique sur les objets géométrique comme les mouvements de droit<text:span text:style-name="T1">s</text:span>, c<text:span text:style-name="T5">irculaires</text:span>, orbitaire<text:span text:style-name="T1">s,</text:span> répétitifs et de <text:span text:style-name="T1">conditionnaire</text:span>s<text:span text:style-name="T1"> </text:span><text:span text:style-name="T2">pour avoir un effet plus amusant </text:span><text:span text:style-name="T5">à</text:span><text:span text:style-name="T2"> jouer et augmenter un peu de niveau </text:span><text:span text:style-name="T5">du jeux</text:span><text:span text:style-name="T2">. Nous avons r</text:span><text:span text:style-name="T5">éalisé chaqu'un son côté son travail et nous avons mis en commun.</text:span></text:p>
      <text:p text:style-name="P3"><text:span text:style-name="T5"/></text:p>
      <text:p text:style-name="P9">Problèmes/Résolutions :</text:p>
      <text:p text:style-name="P9"/>
      <text:p text:style-name="P9">Pendant la création de notre projet nous avons rencontré certains problèmes.</text:p>
      <text:p text:style-name="P9"/>
      <text:p text:style-name="P9">D'abord au niveau maîtrise du logiciel Processing, il y avait des oublis les “( )” ou “[ ]” qui a provoqué des problèmes surtout quand notre programme devient long, les petits problèmes comme ceci n'est pas facile à les bien repérer donc il fallait faire très attentions et de faire un travail très serieux, attentif et rigureux.</text:p>
      <text:p text:style-name="P9"/>
      <text:p text:style-name="P9">Ensuite il y avait des problèmes au niveau capacité et compétence de chaqu'un c'est-à-dire je suis tres faible au niveau de la programmation et algorithme donc je rédige tout un par un au lieu de utiliser les fonctions « class » ou « def » donc lors de la mise en commun de notre travail il fallait refaire tout pour les simplifier du travail et avoir les lignes moins longue. Pour cela Elliot a passé un peu de son temps pour le faire.</text:p>
      <text:p text:style-name="P9"/>
      <text:p text:style-name="P9">Et pour les mouvements physique, surtout les mouvements circulaires ou orbitaires, il y avait des facteurs un peu plus compliquer que les mouvements droits car il fallait utilisé les éléments du plan cercle trigonométrique<text:span text:style-name="T6">,</text:span> donc « cosinus » et « sinus » pour réaliser ces mouvements, pour cela nous avons fait des recherches sur internet (google) et regarder des tutorials (youtube).</text:p>
      <text:p text:style-name="P9"/>
      <text:p text:style-name="P9">Nous voulons de mettre un son dans notre programme mais il va etre un peu plus compliquer à faire car il faut utiliser les libraries qui permet d'avoir le son par exemple comme « minim » mais au niveau temps pour faire preparation, installation et maîtrise, nous pouvions pas finir notre programme donc c'est un peu domage.</text:p>
      <text:p text:style-name="P2"><text:soft-page-break/><text:span text:style-name="T4">Algorithme :</text:span></text:p>
      <text:p text:style-name="P2"><text:span text:style-name="T4"/></text:p>
      <text:p text:style-name="P11"><text:s text:c="2"/>void update() {</text:p>
      <text:p text:style-name="P11"><text:s text:c="4"/>angle += dAngle;</text:p>
      <text:p text:style-name="P11"><text:s text:c="4"/>vX = posXdepart + cc* cos(angle) - posX;</text:p>
      <text:p text:style-name="P11"><text:s text:c="4"/>vY = posYdepart + cs* sin(angle) - posY;</text:p>
      <text:p text:style-name="P11"><text:s text:c="4"/>posX = posXdepart + cc* cos(angle);</text:p>
      <text:p text:style-name="P11"><text:s text:c="4"/>posY = posYdepart + cs* sin(angle);</text:p>
      <text:p text:style-name="P11"><text:s text:c="2"/>}</text:p>
      <text:p text:style-name="P11"/>
      <text:p text:style-name="P11">Algo : </text:p>
      <text:p text:style-name="P11"/>
      <text:p text:style-name="P13">Variables :</text:p>
      <text:p text:style-name="P11">angle, vitesseX, vitesseY positionX, positonY, positionX de la planète, positionY de la planète</text:p>
      <text:p text:style-name="P11">axe horizontal de l’ellipse, axe vertical de l’ellipse</text:p>
      <text:p text:style-name="P11"/>
      <text:p text:style-name="P11">Fonction mise à jour de l’objet Satellite</text:p>
      <text:p text:style-name="P11">angle = angle + vitesse angulaire</text:p>
      <text:p text:style-name="P11">vitesseX = positionX de la planète + (axe horiz. de l’ellipse * cosinus de l’angle) - positionX</text:p>
      <text:p text:style-name="P11">vitesseY = positionY de la planète + (axe vert. de l’ellipse * sinus de l’angle) – positionY</text:p>
      <text:p text:style-name="P11">positionX = positionX de la planète + (axe horiz. de l’ellipse * cosinus de l’angle)</text:p>
      <text:p text:style-name="P11">positionY = positionY de la planète + (axe vert. de l’ellipse * sinus de l’angle)</text:p>
      <text:p text:style-name="P11"/>
      <text:p text:style-name="P11">Fin</text:p>
      <text:p text:style-name="P9"><text:tab/>remarque : la vitesse n’est pas utilisée dans cette fonction mais lors de la collision avec un objet mouvant.</text:p>
      <text:p text:style-name="P9"/>
      <text:p text:style-name="P9">Ceci est un algorithme qui permet de créer un mouvement circulaire ou orbitaire.</text:p>
      <text:p text:style-name="P9"/>
      <text:p text:style-name="P9"/>
      <text:p text:style-name="P9"/>
      <text:p text:style-name="P9"/>
      <text:p text:style-name="P9"><text:soft-page-break/>Le projet :</text:p>
      <text:p text:style-name="P9"/>
      <text:p text:style-name="P9">En ce moment, notre projet n'est pas encore parfaitement fini mais il faut rendre aujourd'hui (09/05/2017) donc nous allons rendre un projet qui n'est pas parfait mais nous allons continuer à travailler et ajouter des choses jusqu'à notre jours de l'oral pour avoir plus de perfection avec des apparail et des idées plus interessant.</text:p>
      <text:p text:style-name="P9"/>
      <text:p text:style-name="P9">Moyen de la communication :</text:p>
      <text:p text:style-name="P9"/>
      <text:p text:style-name="P9">Pour contacter l'un à l'autre nous avons utilisé un site github qui permet de enregistrer notre travail en commun et d'avoir accès du travail des deux.</text:p>
      <text:p text:style-name="P9">Et notre site internet de lycèe clemenceau pour recevoir des messages ou des programmes quand github a un souci et aussi par SMS pour se contacter vite et de l'informer des choses importantes.</text:p>
      <text:p text:style-name="P9"/>
      <text:p text:style-name="P9">Conclusion :</text:p>
      <text:p text:style-name="P9"/>
      <text:p text:style-name="P3"><text:span text:style-name="T5">Nous avons très contents ce que nous avons fait au niveau de la programmation, nous avons réussi a faire ¾ <text:s/>du travail et ce que nous avons obtenu rapproche beaucoup ce que nous avons attendu et aussi en développant notre projet nous avons acquis certain compétence et technique et rigueur qui nous permet aussi de se développer en essayant des nouvelles methodes et utilisant des nouvelles appareils et ces travaux nous a permis de consolider notre compétence que nous avons appris jusqu'à maintenant. C'était un travail tres satisfaisant et intéressant.</text:span></text:p>
      <text:p text:style-name="P3"><text:s text:c="2"/></text:p>
      <text:p text:style-name="P3"/>
      <text:p text:style-name="P3"/>
      <text:p text:style-name="P3"/>
      <text:p text:style-name="P3"/>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4:22:22.677000000</meta:creation-date>
    <dc:date>2017-05-09T22:16:15.22</dc:date>
    <meta:editing-duration>PT2H40M30S</meta:editing-duration>
    <meta:editing-cycles>3</meta:editing-cycles>
    <meta:generator>OpenOffice/4.1.0$Win32 OpenOffice.org_project/410m18$Build-9764</meta:generator>
    <meta:document-statistic meta:table-count="0" meta:image-count="0" meta:object-count="0" meta:page-count="4" meta:paragraph-count="50" meta:word-count="1041" meta:character-count="6180"/>
  </office:meta>
</office:document-meta>
</file>